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56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69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81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3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3.8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4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4.07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4.8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3.921cm" svg:y="8.874cm">
          <text:p text:style-name="P1">Start Da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3.81cm" svg:x="3.794cm" svg:y="13.827cm">
          <text:p text:style-name="P1">Customers</text:p>
          <text:p text:style-name="P1">Buy Things,</text:p>
          <text:p text:style-name="P1">Rewards</text:p>
          <text:p text:style-name="P1">Issu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318cm" svg:height="2.413cm" svg:x="3.921cm" svg:y="19.923cm">
          <text:p text:style-name="P1">Rewards</text:p>
          <text:p text:style-name="P1">Accepted or</text:p>
          <text:p text:style-name="P1">Forgott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54cm" svg:x="13.192cm" svg:y="19.542cm">
          <text:p text:style-name="P1">Accepted</text:p>
          <text:p text:style-name="P1">Rewards</text:p>
          <text:p text:style-name="P1">Kept or Trade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18cm" svg:height="2.667cm" svg:x="8.366cm" svg:y="23.606cm">
          <text:p text:style-name="P1">Experience</text:p>
          <text:p text:style-name="P1">Good/Ba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2.921cm" svg:x="3.794cm" svg:y="3.921cm">
          <text:p text:style-name="P1">Init 10k</text:p>
          <text:p text:style-name="P1">Custom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2.921cm" svg:x="13.446cm" svg:y="13.954cm">
          <text:p text:style-name="P1">Customer</text:p>
          <text:p text:style-name="P1">Attributes</text:p>
          <text:p text:style-name="P1">Change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72cm" svg:height="2.794cm" svg:x="13.319cm" svg:y="9.128cm">
          <text:p text:style-name="P1">What day</text:p>
          <text:p text:style-name="P1">is it?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5.826cm" svg:y1="6.588cm" svg:x2="5.826cm" svg:y2="9.509cm">
          <text:p/>
        </draw:line>
        <draw:line draw:style-name="gr9" draw:text-style-name="P2" draw:layer="layout" svg:x1="5.953cm" svg:y1="11.414cm" svg:x2="5.953cm" svg:y2="14.081cm">
          <text:p/>
        </draw:line>
        <draw:line draw:style-name="gr9" draw:text-style-name="P2" draw:layer="layout" svg:x1="12.557cm" svg:y1="24.241cm" svg:x2="15.351cm" svg:y2="21.955cm">
          <text:p/>
        </draw:line>
        <draw:line draw:style-name="gr9" draw:text-style-name="P2" draw:layer="layout" svg:x1="15.605cm" svg:y1="19.415cm" svg:x2="15.605cm" svg:y2="16.621cm">
          <text:p/>
        </draw:line>
        <draw:line draw:style-name="gr9" draw:text-style-name="P2" draw:layer="layout" svg:x1="15.605cm" svg:y1="14.335cm" svg:x2="15.605cm" svg:y2="11.541cm">
          <text:p/>
        </draw:line>
        <draw:line draw:style-name="gr9" draw:text-style-name="P2" draw:layer="layout" svg:x1="13.573cm" svg:y1="10.525cm" svg:x2="7.858cm" svg:y2="10.525cm">
          <text:p/>
        </draw:line>
        <draw:custom-shape draw:style-name="gr10" draw:text-style-name="P1" draw:layer="layout" svg:width="5.334cm" svg:height="2.667cm" svg:x="12.938cm" svg:y="4.302cm">
          <text:p text:style-name="P1">End</text:p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32cm" svg:y1="9.509cm" svg:x2="15.732cm" svg:y2="6.715cm">
          <text:p/>
        </draw:line>
        <draw:line draw:style-name="gr9" draw:text-style-name="P2" draw:layer="layout" svg:x1="5.953cm" svg:y1="17.51cm" svg:x2="5.953cm" svg:y2="20.177cm">
          <text:p/>
        </draw:line>
        <draw:line draw:style-name="gr9" draw:text-style-name="P2" draw:layer="layout" svg:x1="7.604cm" svg:y1="22.209cm" svg:x2="9.001cm" svg:y2="24.114cm">
          <text:p/>
        </draw:line>
        <draw:frame draw:style-name="gr11" draw:text-style-name="P4" draw:layer="layout" svg:width="8.075cm" svg:height="1.673cm" svg:x="7.096cm" svg:y="1.635cm">
          <draw:text-box>
            <text:p text:style-name="P3">Sina’s Wieners: </text:p>
            <text:p text:style-name="P3">A Discrete Time Simula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5:31:49.598102839</meta:creation-date>
    <dc:date>2022-07-07T16:48:47.122366437</dc:date>
    <meta:editing-duration>PT16M44S</meta:editing-duration>
    <meta:editing-cycles>7</meta:editing-cycles>
    <meta:generator>LibreOffice/6.4.7.2$Linux_X86_64 LibreOffice_project/40$Build-2</meta:generator>
    <meta:document-statistic meta:object-count="19"/>
  </office:meta>
</office:document-meta>
</file>